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You ask your server as you eat breakfast about hiking up the mountain.</text:p>
      <text:p text:style-name="Standard">“Well, I've never been up there myself, ya see, but I heard from my cousin that it can get pretty cold up there. She went up there on a day trip too, so it don't take more than that, if you leave early I think. I 'aven't heard of many people living up there but a few goat farmers.”</text:p>
      <text:p text:style-name="Standard"/>
      <text:p text:style-name="Standard">Taking her advice, you buy a warm coat and some thick breeches, along with a fur cap and gloves and some fur lined boots. You pay the tailor three gold for the clothes.</text:p>
      <text:p text:style-name="Standard"/>
      <text:p text:style-name="Standard">You believe there is enough daylight left to make the trip, so you set out through the postern gate near the stables. Immediately, you see that the hike will be strenuous. The trail is steep and gravely, but some large rocks offer steady footholds. You climb all day, stopping often to look out at the world below. Nearing sundown, you pass a tiny hamlet near the summit, inhabited entirely by goat herders and their families. The townsfolk call the thorp Hightop. <text:s/>The men all have long beards and a grizzled look about them, and they go about their business. Women and daughters churn cheese and butter while sons fetch water and help the fathers. There is only about seven houses, and a few sheds out workplaces. You reach the summit as the colors of dusk reach across the sky, as the sun sets below the Pelori mountains. Purple clouds dipped in pink, orange and red swords fighting off the army of night. You see the entire Riverrun below you, Veragost a small clump of stones in the valley. The ending of the Riverrun a small window to the sea, an orange ocean of light. You can see the distant mountains of Brund, a dark line above the horizon. A small shrine to the human gods has been set on the summit, merely a few carved rocks in a circle. You sit in the center and eat your meal midst the serenity, cold wind blowing along your neck, giving you goosebumps.</text:p>
      <text:p text:style-name="Standard"/>
      <text:p text:style-name="Standard">&lt;Meta&gt;</text:p>
      <text:p text:style-name="Standard"/>
      <text:p text:style-name="Standard">You can head back down the mountain back to the Pyre, but it will take a while and you won't get much sleep. The trip was a bit longer than the server girl suggested. You can stay in the goat town too, one of the townspeople is sure to be able to room you for a night.</text:p>
      <text:p text:style-name="Standard"/>
      <text:p text:style-name="Standard">&lt;/Meta&g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7-25T07:27:31.71</meta:creation-date>
    <meta:document-statistic meta:table-count="0" meta:image-count="0" meta:object-count="0" meta:page-count="1" meta:paragraph-count="7" meta:word-count="415" meta:character-count="2169"/>
    <dc:date>2015-07-25T08:06:11.65</dc:date>
    <dc:creator>Nolan Roth</dc:creator>
    <meta:editing-duration>PT6M49S</meta:editing-duration>
    <meta:editing-cycles>1</meta:editing-cycles>
    <meta:generator>OpenOffice/4.1.1$Win32 OpenOffice.org_project/411m6$Build-9775</meta:generator>
  </office:meta>
</office:document-meta>
</file>